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Tabla1" style:family="table">
      <style:table-properties style:width="15.921cm" fo:margin-left="0.002cm" fo:margin-top="0cm" fo:margin-bottom="0cm" table:align="left" style:writing-mode="page"/>
    </style:style>
    <style:style style:name="Tabla1.A" style:family="table-column">
      <style:table-column-properties style:column-width="3.528cm"/>
    </style:style>
    <style:style style:name="Tabla1.B" style:family="table-column">
      <style:table-column-properties style:column-width="5.336cm"/>
    </style:style>
    <style:style style:name="Tabla1.D" style:family="table-column">
      <style:table-column-properties style:column-width="3.53cm"/>
    </style:style>
    <style:style style:name="Tabla1.1" style:family="table-row">
      <style:table-row-properties fo:keep-together="auto"/>
    </style:style>
    <style:style style:name="Tabla1.A1" style:family="table-cell">
      <style:table-cell-properties fo:background-color="#d5e8f0" fo:padding-left="0.212cm" fo:padding-right="0.212cm" fo:padding-top="0.141cm" fo:padding-bottom="0.141cm" fo:border="0.1pt solid #cccccc">
        <style:background-image/>
      </style:table-cell-properties>
    </style:style>
    <style:style style:name="Tabla1.A2" style:family="table-cell">
      <style:table-cell-properties fo:padding-left="0.212cm" fo:padding-right="0.212cm" fo:padding-top="0.141cm" fo:padding-bottom="0.141cm" fo:border="0.1pt solid #cccccc"/>
    </style:style>
    <style:style style:name="Tabla1.B2" style:family="table-cell">
      <style:table-cell-properties fo:padding-left="0.212cm" fo:padding-right="0.212cm" fo:padding-top="0.141cm" fo:padding-bottom="0.141cm" fo:border="0.1pt solid #cccccc"/>
    </style:style>
    <style:style style:name="Tabla1.C2" style:family="table-cell">
      <style:table-cell-properties fo:padding-left="0.212cm" fo:padding-right="0.212cm" fo:padding-top="0.141cm" fo:padding-bottom="0.141cm" fo:border="0.1pt solid #cccccc"/>
    </style:style>
    <style:style style:name="Tabla1.D2" style:family="table-cell">
      <style:table-cell-properties fo:padding-left="0.212cm" fo:padding-right="0.212cm" fo:padding-top="0.141cm" fo:padding-bottom="0.141cm" fo:border="0.1pt solid #cccccc"/>
    </style:style>
    <style:style style:name="Tabla1.A3" style:family="table-cell">
      <style:table-cell-properties fo:padding-left="0.212cm" fo:padding-right="0.212cm" fo:padding-top="0.141cm" fo:padding-bottom="0.141cm" fo:border="0.1pt solid #cccccc"/>
    </style:style>
    <style:style style:name="Tabla1.B3" style:family="table-cell">
      <style:table-cell-properties fo:padding-left="0.212cm" fo:padding-right="0.212cm" fo:padding-top="0.141cm" fo:padding-bottom="0.141cm" fo:border="0.1pt solid #cccccc"/>
    </style:style>
    <style:style style:name="Tabla1.C3" style:family="table-cell">
      <style:table-cell-properties fo:padding-left="0.212cm" fo:padding-right="0.212cm" fo:padding-top="0.141cm" fo:padding-bottom="0.141cm" fo:border="0.1pt solid #cccccc"/>
    </style:style>
    <style:style style:name="Tabla1.D3" style:family="table-cell">
      <style:table-cell-properties fo:padding-left="0.212cm" fo:padding-right="0.212cm" fo:padding-top="0.141cm" fo:padding-bottom="0.141cm" fo:border="0.1pt solid #cccccc"/>
    </style:style>
    <style:style style:name="Tabla1.A4" style:family="table-cell">
      <style:table-cell-properties fo:padding-left="0.212cm" fo:padding-right="0.212cm" fo:padding-top="0.141cm" fo:padding-bottom="0.141cm" fo:border="0.1pt solid #cccccc"/>
    </style:style>
    <style:style style:name="Tabla1.B4" style:family="table-cell">
      <style:table-cell-properties fo:padding-left="0.212cm" fo:padding-right="0.212cm" fo:padding-top="0.141cm" fo:padding-bottom="0.141cm" fo:border="0.1pt solid #cccccc"/>
    </style:style>
    <style:style style:name="Tabla1.C4" style:family="table-cell">
      <style:table-cell-properties fo:padding-left="0.212cm" fo:padding-right="0.212cm" fo:padding-top="0.141cm" fo:padding-bottom="0.141cm" fo:border="0.1pt solid #cccccc"/>
    </style:style>
    <style:style style:name="Tabla1.D4" style:family="table-cell">
      <style:table-cell-properties fo:padding-left="0.212cm" fo:padding-right="0.212cm" fo:padding-top="0.141cm" fo:padding-bottom="0.141cm" fo:border="0.1pt solid #cccccc"/>
    </style:style>
    <style:style style:name="Tabla1.A5" style:family="table-cell">
      <style:table-cell-properties fo:padding-left="0.212cm" fo:padding-right="0.212cm" fo:padding-top="0.141cm" fo:padding-bottom="0.141cm" fo:border="0.1pt solid #cccccc"/>
    </style:style>
    <style:style style:name="Tabla1.B5" style:family="table-cell">
      <style:table-cell-properties fo:padding-left="0.212cm" fo:padding-right="0.212cm" fo:padding-top="0.141cm" fo:padding-bottom="0.141cm" fo:border="0.1pt solid #cccccc"/>
    </style:style>
    <style:style style:name="Tabla1.C5" style:family="table-cell">
      <style:table-cell-properties fo:padding-left="0.212cm" fo:padding-right="0.212cm" fo:padding-top="0.141cm" fo:padding-bottom="0.141cm" fo:border="0.1pt solid #cccccc"/>
    </style:style>
    <style:style style:name="Tabla1.D5" style:family="table-cell">
      <style:table-cell-properties fo:padding-left="0.212cm" fo:padding-right="0.212cm" fo:padding-top="0.141cm" fo:padding-bottom="0.141cm" fo:border="0.1pt solid #cccccc"/>
    </style:style>
    <style:style style:name="Tabla1.A6" style:family="table-cell">
      <style:table-cell-properties fo:padding-left="0.212cm" fo:padding-right="0.212cm" fo:padding-top="0.141cm" fo:padding-bottom="0.141cm" fo:border="0.1pt solid #cccccc"/>
    </style:style>
    <style:style style:name="Tabla1.B6" style:family="table-cell">
      <style:table-cell-properties fo:padding-left="0.212cm" fo:padding-right="0.212cm" fo:padding-top="0.141cm" fo:padding-bottom="0.141cm" fo:border="0.1pt solid #cccccc"/>
    </style:style>
    <style:style style:name="Tabla1.C6" style:family="table-cell">
      <style:table-cell-properties fo:padding-left="0.212cm" fo:padding-right="0.212cm" fo:padding-top="0.141cm" fo:padding-bottom="0.141cm" fo:border="0.1pt solid #cccccc"/>
    </style:style>
    <style:style style:name="Tabla1.D6" style:family="table-cell">
      <style:table-cell-properties fo:padding-left="0.212cm" fo:padding-right="0.212cm" fo:padding-top="0.141cm" fo:padding-bottom="0.141cm" fo:border="0.1pt solid #cccccc"/>
    </style:style>
    <style:style style:name="Tabla1.A7" style:family="table-cell">
      <style:table-cell-properties fo:padding-left="0.212cm" fo:padding-right="0.212cm" fo:padding-top="0.141cm" fo:padding-bottom="0.141cm" fo:border="0.1pt solid #cccccc"/>
    </style:style>
    <style:style style:name="Tabla1.B7" style:family="table-cell">
      <style:table-cell-properties fo:padding-left="0.212cm" fo:padding-right="0.212cm" fo:padding-top="0.141cm" fo:padding-bottom="0.141cm" fo:border="0.1pt solid #cccccc"/>
    </style:style>
    <style:style style:name="Tabla1.C7" style:family="table-cell">
      <style:table-cell-properties fo:padding-left="0.212cm" fo:padding-right="0.212cm" fo:padding-top="0.141cm" fo:padding-bottom="0.141cm" fo:border="0.1pt solid #cccccc"/>
    </style:style>
    <style:style style:name="Tabla1.D7" style:family="table-cell">
      <style:table-cell-properties fo:padding-left="0.212cm" fo:padding-right="0.212cm" fo:padding-top="0.141cm" fo:padding-bottom="0.141cm" fo:border="0.1pt solid #cccccc"/>
    </style:style>
    <style:style style:name="Tabla2" style:family="table">
      <style:table-properties style:width="15.921cm" fo:margin-left="0.002cm" fo:margin-top="0cm" fo:margin-bottom="0cm" table:align="left" style:writing-mode="page"/>
    </style:style>
    <style:style style:name="Tabla2.A" style:family="table-column">
      <style:table-column-properties style:column-width="3.879cm"/>
    </style:style>
    <style:style style:name="Tabla2.B" style:family="table-column">
      <style:table-column-properties style:column-width="6.398cm"/>
    </style:style>
    <style:style style:name="Tabla2.C" style:family="table-column">
      <style:table-column-properties style:column-width="5.644cm"/>
    </style:style>
    <style:style style:name="Tabla2.1" style:family="table-row">
      <style:table-row-properties fo:keep-together="auto"/>
    </style:style>
    <style:style style:name="Tabla2.A1" style:family="table-cell">
      <style:table-cell-properties fo:background-color="#d5e8f0" fo:padding-left="0.212cm" fo:padding-right="0.212cm" fo:padding-top="0.141cm" fo:padding-bottom="0.141cm" fo:border="0.1pt solid #cccccc">
        <style:background-image/>
      </style:table-cell-properties>
    </style:style>
    <style:style style:name="Tabla2.A2" style:family="table-cell">
      <style:table-cell-properties fo:padding-left="0.212cm" fo:padding-right="0.212cm" fo:padding-top="0.141cm" fo:padding-bottom="0.141cm" fo:border="0.1pt solid #cccccc"/>
    </style:style>
    <style:style style:name="Tabla2.B2" style:family="table-cell">
      <style:table-cell-properties fo:padding-left="0.212cm" fo:padding-right="0.212cm" fo:padding-top="0.141cm" fo:padding-bottom="0.141cm" fo:border="0.1pt solid #cccccc"/>
    </style:style>
    <style:style style:name="Tabla2.C2" style:family="table-cell">
      <style:table-cell-properties fo:padding-left="0.212cm" fo:padding-right="0.212cm" fo:padding-top="0.141cm" fo:padding-bottom="0.141cm" fo:border="0.1pt solid #cccccc"/>
    </style:style>
    <style:style style:name="Tabla2.A3" style:family="table-cell">
      <style:table-cell-properties fo:padding-left="0.212cm" fo:padding-right="0.212cm" fo:padding-top="0.141cm" fo:padding-bottom="0.141cm" fo:border="0.1pt solid #cccccc"/>
    </style:style>
    <style:style style:name="Tabla2.B3" style:family="table-cell">
      <style:table-cell-properties fo:padding-left="0.212cm" fo:padding-right="0.212cm" fo:padding-top="0.141cm" fo:padding-bottom="0.141cm" fo:border="0.1pt solid #cccccc"/>
    </style:style>
    <style:style style:name="Tabla2.C3" style:family="table-cell">
      <style:table-cell-properties fo:padding-left="0.212cm" fo:padding-right="0.212cm" fo:padding-top="0.141cm" fo:padding-bottom="0.141cm" fo:border="0.1pt solid #cccccc"/>
    </style:style>
    <style:style style:name="Tabla2.A4" style:family="table-cell">
      <style:table-cell-properties fo:padding-left="0.212cm" fo:padding-right="0.212cm" fo:padding-top="0.141cm" fo:padding-bottom="0.141cm" fo:border="0.1pt solid #cccccc"/>
    </style:style>
    <style:style style:name="Tabla2.B4" style:family="table-cell">
      <style:table-cell-properties fo:padding-left="0.212cm" fo:padding-right="0.212cm" fo:padding-top="0.141cm" fo:padding-bottom="0.141cm" fo:border="0.1pt solid #cccccc"/>
    </style:style>
    <style:style style:name="Tabla2.C4" style:family="table-cell">
      <style:table-cell-properties fo:padding-left="0.212cm" fo:padding-right="0.212cm" fo:padding-top="0.141cm" fo:padding-bottom="0.141cm" fo:border="0.1pt solid #cccccc"/>
    </style:style>
    <style:style style:name="P1" style:family="paragraph" style:parent-style-name="Heading_20_1">
      <style:paragraph-properties fo:margin-top="0.564cm" fo:margin-bottom="0.282cm" style:contextual-spacing="false"/>
      <style:text-properties style:font-name="Arial" fo:font-size="16pt" fo:font-weight="bold" style:font-name-asian="Arial3" style:font-size-asian="16pt" style:font-weight-asian="bold" style:font-name-complex="Arial3" style:font-size-complex="16pt" style:font-weight-complex="bold"/>
    </style:style>
    <style:style style:name="P2" style:family="paragraph" style:parent-style-name="Heading_20_2">
      <style:paragraph-properties fo:margin-top="0.423cm" fo:margin-bottom="0.212cm" style:contextual-spacing="false"/>
      <style:text-properties style:font-name="Arial" fo:font-size="14pt" fo:font-weight="bold" style:font-name-asian="Arial3" style:font-size-asian="14pt" style:font-weight-asian="bold" style:font-name-complex="Arial3" style:font-size-complex="14pt" style:font-weight-complex="bold"/>
    </style:style>
    <style:style style:name="P3" style:family="paragraph" style:parent-style-name="Standard">
      <style:paragraph-properties fo:margin-top="0cm" fo:margin-bottom="0.282cm" style:contextual-spacing="false" fo:text-align="justify" style:justify-single-word="false" loext:word-spacing-minimum="75%" loext:word-spacing-maximum="133%"/>
      <style:text-properties style:font-name="Arial" fo:font-size="12pt" style:font-name-asian="Arial3" style:font-size-asian="12pt" style:font-name-complex="Arial3" style:font-size-complex="12pt"/>
    </style:style>
    <style:style style:name="P4" style:family="paragraph" style:parent-style-name="Standard">
      <style:paragraph-properties fo:margin-top="0cm" fo:margin-bottom="0.141cm" style:contextual-spacing="false"/>
    </style:style>
    <style:style style:name="P5" style:family="paragraph" style:parent-style-name="Standard">
      <style:paragraph-properties fo:margin-top="0cm" fo:margin-bottom="0.282cm" style:contextual-spacing="false" fo:text-align="justify" style:justify-single-word="false" loext:word-spacing-minimum="75%" loext:word-spacing-maximum="133%"/>
    </style:style>
    <style:style style:name="P6" style:family="paragraph" style:parent-style-name="Standard">
      <style:text-properties style:font-name="Arial" fo:font-size="11pt" fo:font-weight="bold" style:font-name-asian="Arial3" style:font-size-asian="11pt" style:font-weight-asian="bold" style:font-name-complex="Arial3" style:font-size-complex="11pt" style:font-weight-complex="bold"/>
    </style:style>
    <style:style style:name="P7" style:family="paragraph" style:parent-style-name="Standard">
      <style:text-properties style:font-name="Arial" fo:font-size="11pt" style:font-name-asian="Arial3" style:font-size-asian="11pt" style:font-name-complex="Arial3" style:font-size-complex="11pt"/>
    </style:style>
    <style:style style:name="P8" style:family="paragraph" style:parent-style-name="List_20_Paragraph" style:list-style-name="WWNum2">
      <style:paragraph-properties fo:margin-top="0cm" fo:margin-bottom="0.141cm" style:contextual-spacing="false"/>
      <style:text-properties style:font-name="Arial" fo:font-size="12pt" style:font-name-asian="Arial3" style:font-size-asian="12pt" style:font-name-complex="Arial3" style:font-size-complex="12pt"/>
    </style:style>
    <style:style style:name="P9" style:family="paragraph" style:parent-style-name="List_20_Paragraph" style:list-style-name="WWNum2">
      <style:paragraph-properties fo:margin-top="0cm" fo:margin-bottom="0.141cm" style:contextual-spacing="false"/>
    </style:style>
    <style:style style:name="P10" style:family="paragraph" style:parent-style-name="Standard">
      <style:paragraph-properties fo:margin-top="0.353cm" fo:margin-bottom="0.176cm" style:contextual-spacing="false"/>
      <style:text-properties style:font-name="Arial" fo:font-size="12pt" fo:font-weight="bold" style:font-name-asian="Arial3" style:font-size-asian="12pt" style:font-weight-asian="bold" style:font-name-complex="Arial3" style:font-size-complex="12pt" style:font-weight-complex="bold"/>
    </style:style>
    <style:style style:name="P11" style:family="paragraph" style:parent-style-name="Standard">
      <style:paragraph-properties fo:margin-top="0cm" fo:margin-bottom="0.141cm" style:contextual-spacing="false"/>
      <style:text-properties style:font-name="Arial" fo:font-size="16pt" fo:font-weight="bold" style:font-name-asian="Arial3" style:font-size-asian="16pt" style:font-weight-asian="bold" style:font-name-complex="Arial3" style:font-size-complex="16pt" style:font-weight-complex="bold"/>
    </style:style>
    <style:style style:name="P12" style:family="paragraph" style:parent-style-name="Heading_20_2">
      <style:paragraph-properties fo:margin-top="0.423cm" fo:margin-bottom="0.212cm" style:contextual-spacing="false"/>
    </style:style>
    <style:style style:name="T1" style:family="text">
      <style:text-properties style:font-name="Arial" fo:font-size="12pt" style:font-name-asian="Arial3" style:font-size-asian="12pt" style:font-name-complex="Arial3" style:font-size-complex="12pt"/>
    </style:style>
    <style:style style:name="T2" style:family="text">
      <style:text-properties style:font-name="Arial" fo:font-size="14pt" fo:font-weight="bold" style:font-name-asian="Arial3" style:font-size-asian="14pt" style:font-weight-asian="bold" style:font-name-complex="Arial3"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1. INTRODUCCIÓN</text:h>
      <text:h text:style-name="P2" text:outline-level="2">1.1. Descripción</text:h>
      <text:p text:style-name="P3">Union-Shop es una aplicación desarrollada en Python que simula el funcionamiento de un centro comercial virtual. La aplicación permite al usuario navegar por las distintas tiendas disponibles, consultar productos, añadirlos a un carrito de la compra y finalizar la compra. Además, dispone de un modo administrador que permite gestionar el catálogo de productos, incluyendo añadir, modificar y eliminar artículos, con persistencia de datos mediante MongoDB y ficheros JSON como copia de seguridad.</text:p>
      <text:p text:style-name="P3">El proyecto ha sido desarrollado por un equipo de tres alumnos del CFGM de Sistemas Microinformáticos y Redes como Proyecto de Fin de Ciclo, utilizando Python 3 como lenguaje de programación y Visual Studio Code como entorno de desarrollo.</text:p>
      <text:h text:style-name="P2" text:outline-level="2">1.2. Motivación</text:h>
      <text:p text:style-name="P3">La principal motivación para realizar este proyecto ha sido la de aplicar de forma práctica los conocimientos de programación adquiridos a lo largo del ciclo formativo. Durante el curso hemos aprendido los fundamentos de la programación en Python y consideramos que la mejor manera de consolidar ese aprendizaje era desarrollando una aplicación real y funcional desde cero.</text:p>
      <text:p text:style-name="P3">Elegimos la temática de un centro comercial virtual porque es algo cercano y familiar para cualquier persona. Las aplicaciones de compra online forman parte del día a día de millones de usuarios, lo que nos permitía tener una idea clara de cómo debía funcionar la aplicación y qué características debía incluir.</text:p>
      <text:p text:style-name="P3">Además, este tipo de aplicación nos permitía poner en práctica conceptos clave trabajados en clase, como el manejo de estructuras de datos, la gestión de ficheros, la creación de menús interactivos y la lógica de negocio básica, todo ello dentro de un proyecto con sentido completo y coherente.</text:p>
      <text:p text:style-name="P3">Por último, el hecho de trabajar en equipo ha sido también una motivación en sí misma, ya que nos ha permitido simular un entorno de desarrollo real, repartiendo tareas y coordinando el trabajo entre los tres integrantes del grupo.</text:p>
      <text:p text:style-name="P4"/>
      <text:h text:style-name="P1" text:outline-level="1">2. GESTIÓN Y ORGANIZACIÓN DEL PROYECTO</text:h>
      <text:h text:style-name="P2" text:outline-level="2">2.1. Metodología de desarrollo</text:h>
      <text:p text:style-name="P3">Para el desarrollo de Union-Shop se ha seguido una metodología en cascada, en la que cada fase del proyecto se planificó y completó antes de pasar a la siguiente. En primer lugar se definieron los requisitos y objetivos del proyecto, posteriormente se diseñó la arquitectura de la aplicación, a continuación se llevó a cabo la implementación del código y finalmente se realizaron las pruebas.</text:p>
      <text:p text:style-name="P5"><text:span text:style-name="T1">Esta metodología fue la más adecuada para nuestro equipo dado que el alcance del proyecto estaba bien definido desde el inicio y el tamaño del grupo era reducido, lo </text:span><text:soft-page-break/><text:span text:style-name="T1">que facilitaba la coordinación sin necesidad de metodologías más complejas.</text:span></text:p>
      <text:h text:style-name="P2" text:outline-level="2">2.2. Planificación</text:h>
      <text:p text:style-name="P3">La planificación del proyecto se dividió en las siguientes fases:</text:p>
      <text:p text:style-name="P4"/>
      <table:table table:name="Tabla1" table:style-name="Tabla1">
        <table:table-column table:style-name="Tabla1.A"/>
        <table:table-column table:style-name="Tabla1.B"/>
        <table:table-column table:style-name="Tabla1.A"/>
        <table:table-column table:style-name="Tabla1.D"/>
        <table:table-row table:style-name="Tabla1.1">
          <table:table-cell table:style-name="Tabla1.A1" office:value-type="string">
            <text:p text:style-name="P6">Fase</text:p>
          </table:table-cell>
          <table:table-cell table:style-name="Tabla1.A1" office:value-type="string">
            <text:p text:style-name="P6">Descripción</text:p>
          </table:table-cell>
          <table:table-cell table:style-name="Tabla1.A1" office:value-type="string">
            <text:p text:style-name="P6">Inicio</text:p>
          </table:table-cell>
          <table:table-cell table:style-name="Tabla1.A1" office:value-type="string">
            <text:p text:style-name="P6">Fin</text:p>
          </table:table-cell>
        </table:table-row>
        <table:table-row table:style-name="Tabla1.1">
          <table:table-cell table:style-name="Tabla1.A2" office:value-type="string">
            <text:p text:style-name="P7">Anteproyecto</text:p>
          </table:table-cell>
          <table:table-cell table:style-name="Tabla1.B2" office:value-type="string">
            <text:p text:style-name="P7">Definición de ideas y entrega inicial</text:p>
          </table:table-cell>
          <table:table-cell table:style-name="Tabla1.C2" office:value-type="string">
            <text:p text:style-name="P7">02/03/2025</text:p>
          </table:table-cell>
          <table:table-cell table:style-name="Tabla1.D2" office:value-type="string">
            <text:p text:style-name="P7">08/03/2025</text:p>
          </table:table-cell>
        </table:table-row>
        <table:table-row table:style-name="Tabla1.1">
          <table:table-cell table:style-name="Tabla1.A3" office:value-type="string">
            <text:p text:style-name="P7">Análisis</text:p>
          </table:table-cell>
          <table:table-cell table:style-name="Tabla1.B3" office:value-type="string">
            <text:p text:style-name="P7">Definición de requisitos y objetivos</text:p>
          </table:table-cell>
          <table:table-cell table:style-name="Tabla1.C3" office:value-type="string">
            <text:p text:style-name="P7">09/03/2025</text:p>
          </table:table-cell>
          <table:table-cell table:style-name="Tabla1.D3" office:value-type="string">
            <text:p text:style-name="P7">15/03/2025</text:p>
          </table:table-cell>
        </table:table-row>
        <table:table-row table:style-name="Tabla1.1">
          <table:table-cell table:style-name="Tabla1.A4" office:value-type="string">
            <text:p text:style-name="P7">Diseño</text:p>
          </table:table-cell>
          <table:table-cell table:style-name="Tabla1.B4" office:value-type="string">
            <text:p text:style-name="P7">Arquitectura, base de datos y diagramas</text:p>
          </table:table-cell>
          <table:table-cell table:style-name="Tabla1.C4" office:value-type="string">
            <text:p text:style-name="P7">16/03/2025</text:p>
          </table:table-cell>
          <table:table-cell table:style-name="Tabla1.D4" office:value-type="string">
            <text:p text:style-name="P7">22/03/2025</text:p>
          </table:table-cell>
        </table:table-row>
        <table:table-row table:style-name="Tabla1.1">
          <table:table-cell table:style-name="Tabla1.A5" office:value-type="string">
            <text:p text:style-name="P7">Implementación</text:p>
          </table:table-cell>
          <table:table-cell table:style-name="Tabla1.B5" office:value-type="string">
            <text:p text:style-name="P7">Desarrollo del código</text:p>
          </table:table-cell>
          <table:table-cell table:style-name="Tabla1.C5" office:value-type="string">
            <text:p text:style-name="P7">23/03/2025</text:p>
          </table:table-cell>
          <table:table-cell table:style-name="Tabla1.D5" office:value-type="string">
            <text:p text:style-name="P7">10/04/2026</text:p>
          </table:table-cell>
        </table:table-row>
        <table:table-row table:style-name="Tabla1.1">
          <table:table-cell table:style-name="Tabla1.A6" office:value-type="string">
            <text:p text:style-name="P7">Pruebas</text:p>
          </table:table-cell>
          <table:table-cell table:style-name="Tabla1.B6" office:value-type="string">
            <text:p text:style-name="P7">Verificación del funcionamiento</text:p>
          </table:table-cell>
          <table:table-cell table:style-name="Tabla1.C6" office:value-type="string">
            <text:p text:style-name="P7">11/04/2026</text:p>
          </table:table-cell>
          <table:table-cell table:style-name="Tabla1.D6" office:value-type="string">
            <text:p text:style-name="P7">15/04/2026</text:p>
          </table:table-cell>
        </table:table-row>
        <table:table-row table:style-name="Tabla1.1">
          <table:table-cell table:style-name="Tabla1.A7" office:value-type="string">
            <text:p text:style-name="P7">Documentación</text:p>
          </table:table-cell>
          <table:table-cell table:style-name="Tabla1.B7" office:value-type="string">
            <text:p text:style-name="P7">Redacción de la memoria</text:p>
          </table:table-cell>
          <table:table-cell table:style-name="Tabla1.C7" office:value-type="string">
            <text:p text:style-name="P7">02/03/2025</text:p>
          </table:table-cell>
          <table:table-cell table:style-name="Tabla1.D7" office:value-type="string">
            <text:p text:style-name="P7">15/04/2026</text:p>
          </table:table-cell>
        </table:table-row>
      </table:table>
      <text:p text:style-name="P4"/>
      <text:p text:style-name="P3">La planificación inicial sufrió modificaciones tras la reunión con el tutor, en la que se descartó el código base inicial y se comenzó un desarrollo completamente nuevo incorporando tecnologías como MongoDB y FastAPI, lo que amplió el alcance del proyecto respecto a la idea original.</text:p>
      <text:h text:style-name="P2" text:outline-level="2">2.3. Ciclo de vida</text:h>
      <text:p text:style-name="P3">El ciclo de vida seguido ha sido el modelo en cascada, que consta de las siguientes fases secuenciales: Requisitos, Diseño, Implementación, Pruebas y Mantenimiento. Cada fase produjo un resultado que sirvió de entrada para la siguiente.</text:p>
      <text:p text:style-name="P3">Aunque el modelo es secuencial, durante el desarrollo fue necesario volver a fases anteriores puntualmente, especialmente tras la reunión con el tutor en la que se redefinieron los requisitos y se replanteó el diseño completo de la aplicación.</text:p>
      <text:p text:style-name="P4"/>
      <text:h text:style-name="P1" text:outline-level="1">3. OBJETIVOS</text:h>
      <text:p text:style-name="P3">El objetivo general del proyecto es desarrollar un centro comercial virtual funcional en Python que permita simular una experiencia de compra online completa.</text:p>
      <text:p text:style-name="P3">Los objetivos específicos del proyecto son los siguientes:</text:p>
      <text:list text:style-name="WWNum2">
        <text:list-item text:start-value="1">
          <text:p text:style-name="P8">Implementar la navegación por plantas y tiendas del centro comercial.</text:p>
        </text:list-item>
        <text:list-item>
          <text:p text:style-name="P8">Desarrollar un carrito de la compra funcional con gestión de stock.</text:p>
        </text:list-item>
        <text:list-item>
          <text:p text:style-name="P8">Implementar la confirmación de compras y el historial de pedidos.</text:p>
        </text:list-item>
        <text:list-item>
          <text:p text:style-name="P9"><text:span text:style-name="T1">Crear un modo administrador protegido por contraseña para gestionar productos.</text:span></text:p>
        </text:list-item>
        <text:list-item>
          <text:p text:style-name="P8"><text:soft-page-break/>Persistir los datos mediante MongoDB como base de datos principal y ficheros JSON como copia de seguridad.</text:p>
        </text:list-item>
        <text:list-item>
          <text:p text:style-name="P8">Desarrollar una API REST con FastAPI que exponga todos los endpoints del sistema.</text:p>
        </text:list-item>
        <text:list-item>
          <text:p text:style-name="P8">Documentar el proyecto mediante una memoria técnica completa.</text:p>
        </text:list-item>
      </text:list>
      <text:p text:style-name="P4"/>
      <text:h text:style-name="P1" text:outline-level="1">4. DESARROLLO DE LA APLICACIÓN</text:h>
      <text:h text:style-name="P2" text:outline-level="2">4.1. Análisis: requisitos</text:h>
      <text:p text:style-name="P10">Requisitos funcionales</text:p>
      <text:p text:style-name="P3">Los requisitos funcionales definen las acciones que el sistema debe ser capaz de realizar:</text:p>
      <text:list text:continue-numbering="true" text:style-name="WWNum2">
        <text:list-item>
          <text:p text:style-name="P8">El sistema debe permitir al usuario navegar por las plantas y tiendas del centro comercial.</text:p>
        </text:list-item>
        <text:list-item>
          <text:p text:style-name="P8">El sistema debe mostrar los productos disponibles en cada tienda con su nombre, precio y stock.</text:p>
        </text:list-item>
        <text:list-item>
          <text:p text:style-name="P8">El sistema debe permitir añadir productos al carrito indicando la cantidad deseada.</text:p>
        </text:list-item>
        <text:list-item>
          <text:p text:style-name="P8">El sistema debe controlar el stock disponible e impedir añadir más unidades de las existentes.</text:p>
        </text:list-item>
        <text:list-item>
          <text:p text:style-name="P8">El sistema debe permitir ver el contenido del carrito y el total a pagar.</text:p>
        </text:list-item>
        <text:list-item>
          <text:p text:style-name="P8">El sistema debe permitir confirmar la compra, registrarla en la base de datos y vaciar el carrito.</text:p>
        </text:list-item>
        <text:list-item>
          <text:p text:style-name="P8">El sistema debe permitir vaciar el carrito en cualquier momento.</text:p>
        </text:list-item>
        <text:list-item>
          <text:p text:style-name="P8">El sistema debe disponer de un modo administrador accesible mediante contraseña.</text:p>
        </text:list-item>
        <text:list-item>
          <text:p text:style-name="P8">El modo administrador debe permitir añadir, eliminar y modificar el precio de los productos.</text:p>
        </text:list-item>
        <text:list-item>
          <text:p text:style-name="P8">La API REST debe exponer todos los endpoints necesarios para operar con el sistema.</text:p>
        </text:list-item>
      </text:list>
      <text:p text:style-name="P4"/>
      <text:p text:style-name="P10">Requisitos no funcionales</text:p>
      <text:p text:style-name="P3">Los requisitos no funcionales definen las características de calidad y restricciones técnicas del sistema:</text:p>
      <text:list text:continue-numbering="true" text:style-name="WWNum2">
        <text:list-item>
          <text:p text:style-name="P8">El sistema debe estar desarrollado en Python 3.</text:p>
        </text:list-item>
        <text:list-item>
          <text:p text:style-name="P8">La interfaz de usuario debe ser de consola, sencilla e intuitiva.</text:p>
        </text:list-item>
        <text:list-item>
          <text:p text:style-name="P8">Los datos deben persistir entre ejecuciones mediante MongoDB y ficheros JSON.</text:p>
        </text:list-item>
        <text:list-item>
          <text:p text:style-name="P9"><text:span text:style-name="T1">La API REST debe estar desarrollada con FastAPI y ser accesible mediante Swagger UI.</text:span></text:p>
        </text:list-item>
        <text:list-item>
          <text:p text:style-name="P8"><text:soft-page-break/>El código debe estar versionado en GitHub con un flujo de trabajo basado en ramas.</text:p>
        </text:list-item>
        <text:list-item>
          <text:p text:style-name="P8">La aplicación debe ejecutarse en sistemas Windows con MongoDB instalado localmente.</text:p>
        </text:list-item>
      </text:list>
      <text:p text:style-name="P4"/>
      <text:h text:style-name="P2" text:outline-level="2">4.2. Diseño: arquitectura</text:h>
      <text:p text:style-name="P10">Arquitectura de la aplicación</text:p>
      <text:p text:style-name="P3">La aplicación sigue una arquitectura en tres capas claramente diferenciadas:</text:p>
      <text:list text:continue-numbering="true" text:style-name="WWNum2">
        <text:list-item>
          <text:p text:style-name="P8">Capa de presentación: formada por Centro.py, que gestiona la interfaz de consola y la interacción con el usuario, y por api.py, que expone la API REST con FastAPI y permite el acceso mediante Swagger UI desde el navegador.</text:p>
        </text:list-item>
        <text:list-item>
          <text:p text:style-name="P8">Capa de lógica de negocio: contiene toda la lógica de gestión de tiendas y productos, el carrito de la compra y el modo administrador. Esta lógica está implementada tanto en Centro.py como en api.py mediante funciones y endpoints.</text:p>
        </text:list-item>
        <text:list-item>
          <text:p text:style-name="P8">Capa de datos: formada por MongoDB, que actúa como base de datos principal almacenando las colecciones de productos, carrito y pedidos, y por los ficheros JSON (productos.json y carrito.json) que actúan como copia de seguridad sincronizada.</text:p>
        </text:list-item>
      </text:list>
      <text:p text:style-name="P4"/>
      <text:p text:style-name="P10">Base de datos</text:p>
      <text:p text:style-name="P3">La base de datos utilizada es MongoDB, una base de datos NoSQL orientada a documentos. La base de datos se denomina unionshop y contiene las siguientes colecciones:</text:p>
      <text:p text:style-name="P4"/>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6">Colección</text:p>
          </table:table-cell>
          <table:table-cell table:style-name="Tabla2.A1" office:value-type="string">
            <text:p text:style-name="P6">Descripción</text:p>
          </table:table-cell>
          <table:table-cell table:style-name="Tabla2.A1" office:value-type="string">
            <text:p text:style-name="P6">Campos principales</text:p>
          </table:table-cell>
        </table:table-row>
        <table:table-row table:style-name="Tabla2.1">
          <table:table-cell table:style-name="Tabla2.A2" office:value-type="string">
            <text:p text:style-name="P7">productos</text:p>
          </table:table-cell>
          <table:table-cell table:style-name="Tabla2.B2" office:value-type="string">
            <text:p text:style-name="P7">Almacena los productos organizados por planta y tienda.</text:p>
          </table:table-cell>
          <table:table-cell table:style-name="Tabla2.C2" office:value-type="string">
            <text:p text:style-name="P7">planta, tienda, productos (array)</text:p>
          </table:table-cell>
        </table:table-row>
        <table:table-row table:style-name="Tabla2.1">
          <table:table-cell table:style-name="Tabla2.A3" office:value-type="string">
            <text:p text:style-name="P7">carrito</text:p>
          </table:table-cell>
          <table:table-cell table:style-name="Tabla2.B3" office:value-type="string">
            <text:p text:style-name="P7">Almacena el carrito de la compra activo.</text:p>
          </table:table-cell>
          <table:table-cell table:style-name="Tabla2.C3" office:value-type="string">
            <text:p text:style-name="P7">_id: 'carrito', productos (array)</text:p>
          </table:table-cell>
        </table:table-row>
        <table:table-row table:style-name="Tabla2.1">
          <table:table-cell table:style-name="Tabla2.A4" office:value-type="string">
            <text:p text:style-name="P7">pedidos</text:p>
          </table:table-cell>
          <table:table-cell table:style-name="Tabla2.B4" office:value-type="string">
            <text:p text:style-name="P7">Almacena el historial de pedidos confirmados.</text:p>
          </table:table-cell>
          <table:table-cell table:style-name="Tabla2.C4" office:value-type="string">
            <text:p text:style-name="P7">fecha, productos, total</text:p>
          </table:table-cell>
        </table:table-row>
      </table:table>
      <text:p text:style-name="P4"/>
      <text:h text:style-name="P2" text:outline-level="2">4.3. Implementación: decisiones adoptadas y problemas encontrados</text:h>
      <text:p text:style-name="P10">Herramientas utilizadas</text:p>
      <text:list text:continue-numbering="true" text:style-name="WWNum2">
        <text:list-item>
          <text:p text:style-name="P8">Python 3: lenguaje principal de desarrollo.</text:p>
        </text:list-item>
        <text:list-item>
          <text:p text:style-name="P9"><text:span text:style-name="T1">MongoDB: base de datos NoSQL para la persistencia de datos.</text:span></text:p>
        </text:list-item>
        <text:list-item>
          <text:p text:style-name="P8">FastAPI: framework para el desarrollo de la API REST.</text:p>
        </text:list-item>
        <text:list-item>
          <text:p text:style-name="P8"><text:soft-page-break/>Uvicorn: servidor ASGI para ejecutar la API.</text:p>
        </text:list-item>
        <text:list-item>
          <text:p text:style-name="P8">pymongo: librería de Python para conectarse a MongoDB.</text:p>
        </text:list-item>
        <text:list-item>
          <text:p text:style-name="P8">Visual Studio Code: entorno de desarrollo.</text:p>
        </text:list-item>
        <text:list-item>
          <text:p text:style-name="P8">GitHub: control de versiones y trabajo colaborativo en equipo.</text:p>
        </text:list-item>
      </text:list>
      <text:p text:style-name="P4"/>
      <text:p text:style-name="P10">Decisiones adoptadas</text:p>
      <text:p text:style-name="P3">Durante el desarrollo se tomaron las siguientes decisiones técnicas relevantes:</text:p>
      <text:list text:continue-numbering="true" text:style-name="WWNum2">
        <text:list-item>
          <text:p text:style-name="P8">Se eligió MongoDB en lugar de ficheros JSON puros como sistema de persistencia principal, ya que permite consultas más eficientes y una mejor gestión de los datos a medida que el proyecto crecía.</text:p>
        </text:list-item>
        <text:list-item>
          <text:p text:style-name="P8">Se mantuvieron los ficheros JSON como copia de seguridad sincronizada con MongoDB, de forma que siempre existe un respaldo legible de los datos.</text:p>
        </text:list-item>
        <text:list-item>
          <text:p text:style-name="P8">Se desarrolló una API REST con FastAPI para permitir el acceso al sistema desde el navegador mediante Swagger UI, ampliando así las posibilidades de uso del proyecto más allá de la consola.</text:p>
        </text:list-item>
        <text:list-item>
          <text:p text:style-name="P8">Se utilizó el parámetro upsert=True en las operaciones de guardado del carrito en MongoDB, lo que permite crear el documento si no existe o actualizarlo si ya existe, evitando errores en la primera ejecución.</text:p>
        </text:list-item>
        <text:list-item>
          <text:p text:style-name="P8">Se decidió no utilizar programación orientada a objetos para mantener el código accesible al nivel de conocimientos del equipo.</text:p>
        </text:list-item>
      </text:list>
      <text:p text:style-name="P4"/>
      <text:p text:style-name="P10">Problemas encontrados</text:p>
      <text:list text:continue-numbering="true" text:style-name="WWNum2">
        <text:list-item>
          <text:p text:style-name="P8">Tras la primera reunión con el tutor fue necesario descartar el código base inicial y comenzar el desarrollo desde cero con una arquitectura completamente nueva, lo que supuso un retraso en la planificación inicial.</text:p>
        </text:list-item>
        <text:list-item>
          <text:p text:style-name="P8">Se encontraron problemas con las rutas relativas de los ficheros JSON al ejecutar la aplicación desde distintos directorios, que se resolvieron utilizando rutas absolutas construidas con os.path.dirname y os.path.abspath.</text:p>
        </text:list-item>
        <text:list-item>
          <text:p text:style-name="P8">La sincronización entre MongoDB y los ficheros JSON requirió cuidado especial para garantizar que ambos sistemas estuvieran siempre actualizados tras cada operación de escritura.</text:p>
        </text:list-item>
      </text:list>
      <text:p text:style-name="P11"/>
      <text:p text:style-name="P11"/>
      <text:p text:style-name="P11"/>
      <text:p text:style-name="P11"/>
      <text:h text:style-name="P1" text:outline-level="1"><text:soft-page-break/>8. BIBLIOGRAFÍA</text:h>
      <text:h text:style-name="P12" text:outline-level="2"><text:span text:style-name="T2">Publicaciones</text:span></text:h>
      <text:h text:style-name="P12" text:outline-level="2"><text:span text:style-name="T2">Enlaces web</text:span></text:h>
      <text:p text:style-name="P3">Comisión Nacional de los Mercados y la Competencia. (2024). El comercio electrónico superó en España los 21.000 millones de euros en el primer trimestre de 2024. Recuperado de <text:a xlink:type="simple" xlink:href="https://www.cnmc.es/prensa/datos-comercio-electronico-it24-20241004" text:style-name="Internet_20_link" text:visited-style-name="Visited_20_Internet_20_Link">https://www.cnmc.es/prensa/datos-comercio-electronico-it24-20241004</text:a></text:p>
      <text:p text:style-name="P3"/>
      <text:p text:style-name="P3">FastAPI. (2024). FastAPI - documentación oficial. Recuperado de <text:a xlink:type="simple" xlink:href="https://fastapi.tiangolo.com/" text:style-name="Internet_20_link" text:visited-style-name="Visited_20_Internet_20_Link">https://fastapi.tiangolo.com</text:a></text:p>
      <text:p text:style-name="P3"/>
      <text:p text:style-name="P3">MongoDB. (2024). MongoDB Documentation. Recuperado de <text:a xlink:type="simple" xlink:href="https://www.mongodb.com/docs" text:style-name="Internet_20_link" text:visited-style-name="Visited_20_Internet_20_Link">https://www.mongodb.com/docs</text:a></text:p>
      <text:p text:style-name="P3"/>
      <text:p text:style-name="P3">Python Software Foundation. (2024). Python 3 Documentation. Recuperado de <text:a xlink:type="simple" xlink:href="https://docs.python.org/3" text:style-name="Internet_20_link" text:visited-style-name="Visited_20_Internet_20_Link">https://docs.python.org/3</text:a></text:p>
      <text:p text:style-name="P3"/>
      <text:p text:style-name="P3">Ministerio de Educación, Formación Profesional y Deportes. (2024). Curso de Especialización en Desarrollo de aplicaciones en lenguaje Python. Recuperado de <text:a xlink:type="simple" xlink:href="https://www.todofp.es/que-estudiar/familias-profesionales/informatica-comunicaciones/ce-lenguaje-phyton.html" text:style-name="Internet_20_link" text:visited-style-name="Visited_20_Internet_20_Link">https://www.todofp.es/que-estudiar/familias-profesionales/informatica-comunicaciones/ce-lenguaje-phyton.html</text:a></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es" fo:country="ES" style:letter-kerning="false" style:font-name-asian="Arial3" style:font-size-asian="12pt" style:language-asian="zh" style:country-asian="CN" style:font-name-complex="Arial3"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Arial" fo:font-size="12pt" fo:language="es" fo:country="ES" style:letter-kerning="false" style:font-name-asian="Arial3" style:font-size-asian="12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default-outline-level="1" style:list-style-name="" style:class="chapter">
      <style:paragraph-properties fo:margin-top="0.564cm" fo:margin-bottom="0.282cm" style:contextual-spacing="false"/>
      <style:text-properties fo:color="#000000" loext:opacity="100%" style:font-name="Arial2" fo:font-family="Arial" style:font-family-generic="swiss" style:font-pitch="variable" fo:font-size="16pt" fo:font-weight="bold" style:font-name-asian="Arial3" style:font-family-asian="Arial" style:font-family-generic-asian="system" style:font-pitch-asian="variable" style:font-size-asian="16pt" style:font-weight-asian="bold" style:font-name-complex="Arial3" style:font-family-complex="Arial" style:font-family-generic-complex="system" style:font-pitch-complex="variable" style:font-size-complex="16pt" style:font-weight-complex="bold"/>
    </style:style>
    <style:style style:name="Heading_20_2" style:display-name="Heading 2" style:family="paragraph" style:parent-style-name="Heading" style:default-outline-level="2" style:list-style-name="" style:class="chapter">
      <style:paragraph-properties fo:margin-top="0.423cm" fo:margin-bottom="0.212cm" style:contextual-spacing="false"/>
      <style:text-properties fo:color="#000000" loext:opacity="100%" style:font-name="Arial2" fo:font-family="Arial" style:font-family-generic="swiss" style:font-pitch="variable" fo:font-size="14pt" fo:font-weight="bold" style:font-name-asian="Arial3" style:font-family-asian="Arial" style:font-family-generic-asian="system" style:font-pitch-asian="variable" style:font-size-asian="14pt" style:font-weight-asian="bold" style:font-name-complex="Arial3" style:font-family-complex="Arial" style:font-family-generic-complex="system" style:font-pitch-complex="variable" style:font-size-complex="14pt" style:font-weight-complex="bold"/>
    </style:style>
    <style:style style:name="Heading_20_3" style:display-name="Heading 3" style:family="paragraph" style:parent-style-name="Heading" style:class="chapter">
      <style:text-properties fo:color="#1f4d78" loext:opacity="100%" fo:font-size="12pt" style:font-size-asian="12pt" style:font-size-complex="12pt"/>
    </style:style>
    <style:style style:name="Heading_20_4" style:display-name="Heading 4" style:family="paragraph" style:parent-style-name="Heading" style:class="chapter">
      <style:text-properties fo:color="#2e74b5" loext:opacity="100%" fo:font-style="italic" style:font-style-asian="italic" style:font-style-complex="italic"/>
    </style:style>
    <style:style style:name="Heading_20_5" style:display-name="Heading 5" style:family="paragraph" style:parent-style-name="Heading" style:class="chapter">
      <style:text-properties fo:color="#2e74b5" loext:opacity="100%"/>
    </style:style>
    <style:style style:name="Heading_20_6" style:display-name="Heading 6" style:family="paragraph" style:parent-style-name="Heading" style:class="chapter">
      <style:text-properties fo:color="#1f4d78" loext:opacity="100%"/>
    </style:style>
    <style:style style:name="Strong_20_Emphasis" style:display-name="Strong Emphasis"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cm" fo:margin-bottom="0cm"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cm" fo:margin-bottom="0cm" style:contextual-spacing="false" fo:line-height="10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ndnote_20_Text_20_Char" style:display-name="Endnote Text Char" style:family="text">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Un-named</meta:initial-creator>
    <meta:editing-cycles>2</meta:editing-cycles>
    <meta:creation-date>2026-04-14T17:19:29.948000000</meta:creation-date>
    <dc:date>2026-04-15T01:28:19.936903800</dc:date>
    <meta:generator>LibreOffice/26.2.1.2$Windows_X86_64 LibreOffice_project/620$Build-2</meta:generator>
    <meta:editing-duration>PT2M46S</meta:editing-duration>
    <meta:document-statistic meta:table-count="2" meta:image-count="0" meta:object-count="0" meta:page-count="6" meta:paragraph-count="127" meta:word-count="1596" meta:character-count="10481" meta:non-whitespace-character-count="9053"/>
  </office:meta>
</office:document-meta>
</file>